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requência</text:p>
          </table:table-cell>
          <table:table-cell table:style-name="ce3" office:value-type="float" office:value="4915000" calcext:value-type="float">
            <text:p>4915000</text:p>
          </table:table-cell>
          <table:table-cell table:style-name="ce3" office:value-type="float" office:value="7370000" calcext:value-type="float">
            <text:p>737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Resuldo arredondado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$B$3]/([.A7]*16)" office:value-type="float" office:value="31.9986979166667" calcext:value-type="float">
            <text:p>32,00</text:p>
          </table:table-cell>
          <table:table-cell table:style-name="ce3" table:formula="of:=[.$B$3]/([.A7]*16)" office:value-type="float" office:value="31.9986979166667" calcext:value-type="float">
            <text:p>3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[.$B$3]/([.A8]*16)" office:value-type="float" office:value="15.9993489583333" calcext:value-type="float">
            <text:p>16,00</text:p>
          </table:table-cell>
          <table:table-cell table:style-name="ce3" table:formula="of:=[.$B$3]/([.A8]*16)" office:value-type="float" office:value="15.9993489583333" calcext:value-type="float">
            <text:p>16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[.$B$3]/([.A9]*16)" office:value-type="float" office:value="7.99967447916667" calcext:value-type="float">
            <text:p>8,00</text:p>
          </table:table-cell>
          <table:table-cell table:style-name="ce3" table:formula="of:=[.$B$3]/([.A9]*16)" office:value-type="float" office:value="7.99967447916667" calcext:value-type="float">
            <text:p>8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table:formula="of:=[.$B$3]/([.A10]*16)" office:value-type="float" office:value="5.40823063380282" calcext:value-type="float">
            <text:p>5,41</text:p>
          </table:table-cell>
          <table:table-cell table:style-name="ce3" table:formula="of:=[.$B$3]/([.A10]*16)" office:value-type="float" office:value="5.40823063380282" calcext:value-type="float">
            <text:p>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table:formula="of:=[.$B$3]/([.A11]*16)" office:value-type="float" office:value="2.66655815972222" calcext:value-type="float">
            <text:p>2,67</text:p>
          </table:table-cell>
          <table:table-cell table:style-name="ce3" table:formula="of:=[.$B$3]/([.A11]*16)" office:value-type="float" office:value="2.66655815972222" calcext:value-type="float">
            <text:p>3</text:p>
          </table:table-cell>
        </table:table-row>
        <table:table-row table:style-name="ro1">
          <table:table-cell table:formula="of:=[.A11]*2" office:value-type="float" office:value="230400" calcext:value-type="float">
            <text:p>230400</text:p>
          </table:table-cell>
          <table:table-cell table:formula="of:=[.$B$3]/([.A12]*16)" office:value-type="float" office:value="1.33327907986111" calcext:value-type="float">
            <text:p>1,33</text:p>
          </table:table-cell>
          <table:table-cell table:style-name="ce3" table:formula="of:=[.$B$3]/([.A12]*16)" office:value-type="float" office:value="1.33327907986111" calcext:value-type="float">
            <text:p>1</text:p>
          </table:table-cell>
        </table:table-row>
        <table:table-row table:style-name="ro1">
          <table:table-cell table:formula="of:=[.A12]+([.A11]*4)" office:value-type="float" office:value="691200" calcext:value-type="float">
            <text:p>691200</text:p>
          </table:table-cell>
          <table:table-cell table:formula="of:=[.$B$3]/([.A13]*16)" office:value-type="float" office:value="0.444426359953704" calcext:value-type="float">
            <text:p>0,44</text:p>
          </table:table-cell>
          <table:table-cell table:style-name="ce3" table:formula="of:=[.$B$3]/([.A13]*16)" office:value-type="float" office:value="0.444426359953704" calcext:value-type="float">
            <text:p>0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8:24:09.941888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3:22:24.161554182</meta:creation-date>
    <dc:date>2024-11-01T12:19:09.121482523</dc:date>
    <meta:editing-duration>PT17H49M23S</meta:editing-duration>
    <meta:editing-cycles>5</meta:editing-cycles>
    <meta:generator>LibreOffice/24.2.6.2$Linux_X86_64 LibreOffice_project/420$Build-2</meta:generator>
    <meta:document-statistic meta:table-count="1" meta:cell-count="27" meta:object-count="0"/>
  </office:meta>
</office:document-meta>
</file>